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fill="none" draw:fill-color="#ffffff" draw:textarea-horizontal-align="left" draw:textarea-vertical-align="top" draw:auto-grow-height="false" draw:fit-to-size="false" style:shrink-to-fit="false" fo:min-height="1.274cm"/>
      <style:paragraph-properties style:writing-mode="lr-tb"/>
    </style:style>
    <style:style style:name="gr2" style:family="graphic" style:parent-style-name="standard">
      <style:graphic-properties draw:stroke="solid" svg:stroke-color="#000000" draw:fill="none" draw:fill-color="#ffffff" draw:textarea-vertical-align="middle" draw:auto-grow-height="false" draw:fit-to-size="false" style:shrink-to-fit="false" fo:min-height="1.274cm"/>
      <style:paragraph-properties style:writing-mode="lr-tb"/>
    </style:style>
    <style:style style:name="gr3" style:family="graphic" style:parent-style-name="objectwithoutfill">
      <style:graphic-properties draw:marker-end="Arrow" draw:marker-end-width="0.3cm" draw:fill="solid" draw:textarea-vertical-align="middle"/>
    </style:style>
    <style:style style:name="gr4" style:family="graphic" style:parent-style-name="standard">
      <style:graphic-properties draw:marker-start="Arrow" draw:marker-start-width="0.3cm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auto-grow-height="false" draw:fit-to-size="shrink-to-fit" style:shrink-to-fit="true" fo:min-height="1.274cm"/>
      <style:paragraph-properties style:writing-mode="lr-tb"/>
    </style:style>
    <style:style style:name="gr6" style:family="graphic" style:parent-style-name="objectwithoutfill">
      <style:graphic-properties draw:fill="solid" draw:textarea-vertical-align="middle"/>
    </style:style>
    <style:style style:name="gr7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8" style:family="graphic" style:parent-style-name="objectwithoutfill">
      <style:graphic-properties draw:stroke="dash" draw:stroke-dash="Double_20_Dash" draw:marker-end="Arrow" draw:marker-end-width="0.3cm" draw:fill="solid" draw:textarea-vertical-align="middle"/>
    </style:style>
    <style:style style:name="gr9" style:family="graphic" style:parent-style-name="objectwithoutfill">
      <style:graphic-properties svg:stroke-width="0cm" draw:marker-start-width="0.203cm" draw:marker-end="Arrow" draw:marker-end-width="0.203cm" draw:fill="solid" draw:textarea-vertical-align="middle" fo:padding-top="0.125cm" fo:padding-bottom="0.125cm" fo:padding-left="0.25cm" fo:padding-right="0.25cm"/>
    </style:style>
    <style:style style:name="gr10" style:family="graphic" style:parent-style-name="objectwithoutfill">
      <style:graphic-properties draw:marker-start="Arrow" draw:marker-end="" draw:marker-end-width="0.3cm" draw:fill="solid" draw:textarea-vertical-align="middle"/>
    </style:style>
    <style:style style:name="gr11" style:family="graphic" style:parent-style-name="objectwithoutfill">
      <style:graphic-properties draw:marker-start="" draw:marker-end="Arrow" draw:marker-end-width="0.203cm" draw:fill="solid" draw:textarea-vertical-align="middle"/>
    </style:style>
    <style:style style:name="gr12" style:family="graphic" style:parent-style-name="objectwithoutfill">
      <style:graphic-properties draw:stroke="solid" draw:stroke-dash="Dot" svg:stroke-width="0cm" draw:marker-start-width="0.203cm" draw:marker-end="Arrow" draw:marker-end-width="0.152cm" draw:fill="solid" draw:textarea-vertical-align="middle" fo:padding-top="0.125cm" fo:padding-bottom="0.125cm" fo:padding-left="0.25cm" fo:padding-right="0.25cm"/>
    </style:style>
    <style:style style:name="gr13" style:family="graphic" style:parent-style-name="objectwithoutfill">
      <style:graphic-properties draw:marker-end="Arrow" draw:marker-end-width="0.203cm" draw:fill="solid" draw:textarea-vertical-align="middle"/>
    </style:style>
    <style:style style:name="gr14" style:family="graphic" style:parent-style-name="objectwithoutfill">
      <style:graphic-properties draw:stroke="solid" draw:stroke-dash="Dot" svg:stroke-width="0cm" draw:marker-start-width="0.203cm" draw:marker-end="" draw:marker-end-width="0.203cm" draw:fill="solid" draw:textarea-vertical-align="middle" fo:padding-top="0.125cm" fo:padding-bottom="0.125cm" fo:padding-left="0.25cm" fo:padding-right="0.2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textarea-vertical-align="top" draw:auto-grow-height="false" draw:fit-to-size="false" style:shrink-to-fit="false" fo:min-height="1.274cm"/>
      <style:paragraph-properties style:writing-mode="lr-tb"/>
    </style:style>
    <style:style style:name="gr16" style:family="graphic" style:parent-style-name="standard">
      <style:graphic-properties svg:stroke-color="#000000" draw:fill="none" draw:textarea-horizontal-align="justify" draw:textarea-vertical-align="middle" draw:auto-grow-height="false" fo:min-height="1.909cm" fo:min-width="3.718cm"/>
    </style:style>
    <style:style style:name="gr17" style:family="graphic" style:parent-style-name="objectwithoutfill">
      <style:graphic-properties draw:stroke="dash" draw:stroke-dash="Dot" svg:stroke-width="0cm" draw:marker-start-width="0.203cm" draw:marker-end="" draw:marker-end-width="0.203cm" draw:fill="solid" draw:textarea-vertical-align="middle" fo:padding-top="0.125cm" fo:padding-bottom="0.125cm" fo:padding-left="0.25cm" fo:padding-right="0.25cm"/>
    </style:style>
    <style:style style:name="P1" style:family="paragraph">
      <loext:graphic-properties draw:fill="none" draw:fill-color="#ffffff"/>
      <style:paragraph-properties style:writing-mode="lr-tb"/>
    </style:style>
    <style:style style:name="P2" style:family="paragraph">
      <loext:graphic-properties draw:fill="solid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style:paragraph-properties fo:text-align="center">
        <style:tab-stops/>
      </style:paragraph-properties>
    </style:style>
    <style:style style:name="P5" style:family="paragraph">
      <loext:graphic-properties draw:fill="none" draw:fill-color="#ffffff"/>
      <style:paragraph-properties fo:text-align="center" style:writing-mode="lr-tb">
        <style:tab-stops/>
      </style:paragraph-properties>
    </style:style>
    <style:style style:name="P6" style:family="paragraph">
      <loext:graphic-properties draw:fill="none" draw:fill-color="#ffffff"/>
      <style:paragraph-properties style:writing-mode="lr-tb"/>
      <style:text-properties fo:font-size="13pt" style:font-size-asian="13pt" style:font-size-complex="13pt"/>
    </style:style>
    <style:style style:name="P7" style:family="paragraph">
      <loext:graphic-properties draw:fill="none" draw:fill-color="#ffffff"/>
      <style:paragraph-properties style:writing-mode="lr-tb"/>
      <style:text-properties fo:font-size="13pt" fo:font-style="italic" style:font-size-asian="13pt" style:font-style-asian="italic" style:font-size-complex="13pt" style:font-style-complex="italic"/>
    </style:style>
    <style:style style:name="P8" style:family="paragraph">
      <loext:graphic-properties draw:fill="none" draw:fill-color="#ffffff"/>
      <style:paragraph-properties style:writing-mode="lr-tb"/>
      <style:text-properties fo:font-size="13pt" fo:font-style="normal" style:font-size-asian="13pt" style:font-style-asian="normal" style:font-size-complex="13pt" style:font-style-complex="normal"/>
    </style:style>
    <style:style style:name="P9" style:family="paragraph">
      <style:paragraph-properties style:writing-mode="lr-tb"/>
    </style:style>
    <style:style style:name="P10" style:family="paragraph">
      <loext:graphic-properties draw:fill="none"/>
      <style:paragraph-properties fo:text-align="center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9pt" fo:font-weight="bold" style:font-size-asian="9pt" style:font-weight-asian="bold" style:font-size-complex="9pt" style:font-weight-complex="bold"/>
    </style:style>
    <style:style style:name="T3" style:family="text">
      <style:text-properties fo:font-size="5.40000009536743pt" style:font-size-asian="5.40000009536743pt" style:font-size-complex="5.40000009536743pt"/>
    </style:style>
    <style:style style:name="T4" style:family="text">
      <style:text-properties fo:font-size="5.40000009536743pt" fo:font-style="italic" style:font-size-asian="5.40000009536743pt" style:font-style-asian="italic" style:font-size-complex="5.40000009536743pt" style:font-style-complex="italic"/>
    </style:style>
    <style:style style:name="T5" style:family="text">
      <style:text-properties fo:font-size="5.40000009536743pt" fo:font-style="normal" style:font-size-asian="5.40000009536743pt" style:font-style-asian="normal" style:font-size-complex="5.40000009536743pt" style:font-style-complex="normal"/>
    </style:style>
    <style:style style:name="T6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9.806cm" svg:height="4.572cm" svg:x="1.189cm" svg:y="1.208cm">
          <draw:text-box>
            <text:p><text:span text:style-name="T1">Compagn</text:span><text:span text:style-name="T1">on board </text:span><text:span text:style-name="T1">(nx, pi ...)</text:span></text:p>
          </draw:text-box>
        </draw:frame>
        <draw:frame draw:style-name="gr1" draw:text-style-name="P1" draw:layer="layout" svg:width="12.7cm" svg:height="4.572cm" svg:x="1.254cm" svg:y="8.62cm">
          <draw:text-box>
            <text:p><text:span text:style-name="T1">Groun</text:span><text:span text:style-name="T1">d </text:span><text:span text:style-name="T1">station</text:span></text:p>
          </draw:text-box>
        </draw:frame>
        <draw:frame draw:style-name="gr2" draw:text-style-name="P1" draw:layer="layout" svg:width="1.993cm" svg:height="1.905cm" svg:x="3.668cm" svg:y="2.832cm">
          <draw:text-box>
            <text:p><text:span text:style-name="T1">x-guide.py</text:span></text:p>
          </draw:text-box>
        </draw:frame>
        <draw:line draw:style-name="gr3" draw:text-style-name="P2" draw:layer="layout" svg:x1="5.661cm" svg:y1="3.086cm" svg:x2="7.439cm" svg:y2="3.086cm">
          <text:p/>
        </draw:line>
        <draw:frame draw:style-name="gr2" draw:text-style-name="P1" draw:layer="layout" svg:width="2.413cm" svg:height="2.032cm" svg:x="7.439cm" svg:y="2.07cm">
          <draw:text-box>
            <text:p><text:span text:style-name="T1">proxy-air.py</text:span></text:p>
          </draw:text-box>
        </draw:frame>
        <draw:line draw:style-name="gr4" draw:text-style-name="P3" draw:layer="layout" svg:x1="5.661cm" svg:y1="3.721cm" svg:x2="7.439cm" svg:y2="3.721cm">
          <text:p/>
        </draw:line>
        <draw:line draw:style-name="gr3" draw:text-style-name="P2" draw:layer="layout" svg:x1="1.47cm" svg:y1="3.721cm" svg:x2="3.629cm" svg:y2="3.721cm">
          <text:p/>
        </draw:line>
        <draw:line draw:style-name="gr4" draw:text-style-name="P3" draw:layer="layout" svg:x1="5.661cm" svg:y1="4.483cm" svg:x2="8.455cm" svg:y2="4.483cm">
          <text:p/>
        </draw:line>
        <draw:frame draw:style-name="gr5" draw:text-style-name="P1" draw:layer="layout" svg:width="1.143cm" svg:height="0.508cm" svg:x="6.042cm" svg:y="4.102cm">
          <draw:text-box>
            <text:p><text:span text:style-name="T1">4246</text:span></text:p>
            <text:p><text:span text:style-name="T1"/></text:p>
          </draw:text-box>
        </draw:frame>
        <draw:frame draw:style-name="gr5" draw:text-style-name="P1" draw:layer="layout" svg:width="1.016cm" svg:height="0.508cm" svg:x="6.042cm" svg:y="2.705cm">
          <draw:text-box>
            <text:p><text:span text:style-name="T1">4310</text:span></text:p>
            <text:p><text:span text:style-name="T1"/></text:p>
          </draw:text-box>
        </draw:frame>
        <draw:frame draw:style-name="gr5" draw:text-style-name="P1" draw:layer="layout" svg:width="1.143cm" svg:height="0.508cm" svg:x="6.042cm" svg:y="3.34cm">
          <draw:text-box>
            <text:p><text:span text:style-name="T1">4320</text:span></text:p>
            <text:p><text:span text:style-name="T1"/></text:p>
          </draw:text-box>
        </draw:frame>
        <draw:line draw:style-name="gr4" draw:text-style-name="P3" draw:layer="layout" svg:x1="1.424cm" svg:y1="5.245cm" svg:x2="8.455cm" svg:y2="5.245cm">
          <text:p/>
        </draw:line>
        <draw:frame draw:style-name="gr5" draw:text-style-name="P1" draw:layer="layout" svg:width="1.905cm" svg:height="0.508cm" svg:x="1.724cm" svg:y="4.748cm">
          <draw:text-box>
            <text:p><text:span text:style-name="T1">4244 (tx </text:span><text:span text:style-name="T2">p2</text:span><text:span text:style-name="T1">)</text:span></text:p>
            <text:p><text:span text:style-name="T1"/></text:p>
          </draw:text-box>
        </draw:frame>
        <draw:frame draw:style-name="gr5" draw:text-style-name="P1" draw:layer="layout" svg:width="1.905cm" svg:height="0.508cm" svg:x="1.697cm" svg:y="3.24cm">
          <draw:text-box>
            <text:p><text:span text:style-name="T1">4300 (rx </text:span><text:span text:style-name="T2">p7</text:span><text:span text:style-name="T1">)</text:span></text:p>
            <text:p><text:span text:style-name="T1"/></text:p>
          </draw:text-box>
        </draw:frame>
        <draw:line draw:style-name="gr6" draw:text-style-name="P2" draw:layer="layout" svg:x1="8.455cm" svg:y1="4.483cm" svg:x2="8.455cm" svg:y2="5.245cm">
          <text:p/>
        </draw:line>
        <draw:line draw:style-name="gr4" draw:text-style-name="P3" draw:layer="layout" svg:x1="8.455cm" svg:y1="4.864cm" svg:x2="10.741cm" svg:y2="4.864cm">
          <text:p/>
        </draw:line>
        <draw:line draw:style-name="gr3" draw:text-style-name="P2" draw:layer="layout" svg:x1="9.852cm" svg:y1="3.34cm" svg:x2="10.868cm" svg:y2="3.34cm">
          <text:p/>
        </draw:line>
        <draw:line draw:style-name="gr3" draw:text-style-name="P2" draw:layer="layout" svg:x1="1.47cm" svg:y1="2.451cm" svg:x2="7.439cm" svg:y2="2.451cm">
          <text:p/>
        </draw:line>
        <draw:frame draw:style-name="gr5" draw:text-style-name="P1" draw:layer="layout" svg:width="1.905cm" svg:height="0.508cm" svg:x="1.724cm" svg:y="1.997cm">
          <draw:text-box>
            <text:p><text:span text:style-name="T1">4245 (rx </text:span><text:span text:style-name="T2">p3</text:span><text:span text:style-name="T1">)</text:span></text:p>
            <text:p><text:span text:style-name="T1"/></text:p>
          </draw:text-box>
        </draw:frame>
        <draw:frame draw:style-name="gr5" draw:text-style-name="P1" draw:layer="layout" svg:width="1.397cm" svg:height="0.762cm" svg:x="9.879cm" svg:y="3.821cm">
          <draw:text-box>
            <text:p><text:span text:style-name="T1">UART </text:span></text:p>
            <text:p><text:span text:style-name="T1">/dev/tty</text:span></text:p>
            <text:p><text:span text:style-name="T1"/></text:p>
          </draw:text-box>
        </draw:frame>
        <draw:line draw:style-name="gr7" draw:text-style-name="P3" draw:layer="layout" svg:x1="10.995cm" svg:y1="3.994cm" svg:x2="12.062cm" svg:y2="3.994cm">
          <text:p/>
        </draw:line>
        <draw:frame draw:style-name="gr2" draw:text-style-name="P5" draw:layer="layout" svg:width="2.785cm" svg:height="1.905cm" svg:x="4.719cm" svg:y="10.244cm">
          <draw:text-box>
            <text:p text:style-name="P4"><text:span text:style-name="T1">natne</text:span><text:span text:style-name="T1">t2ma</text:span><text:span text:style-name="T1">v.py</text:span></text:p>
            <text:p text:style-name="P4"><text:span text:style-name="T1">60 hz</text:span></text:p>
          </draw:text-box>
        </draw:frame>
        <draw:frame draw:style-name="gr2" draw:text-style-name="P1" draw:layer="layout" svg:width="3.937cm" svg:height="3.456cm" svg:x="9.509cm" svg:y="9.482cm">
          <draw:text-box>
            <text:p><text:span text:style-name="T1">pprz</text:span></text:p>
            <text:p><text:span text:style-name="T1"/></text:p>
            <text:p><text:span text:style-name="T1"/></text:p>
            <text:p><text:span text:style-name="T1">server</text:span></text:p>
            <text:p><text:span text:style-name="T1">natnet2ivy.py (10 hz)</text:span></text:p>
            <text:p><text:span text:style-name="T1">link_combiner.py</text:span></text:p>
            <text:p><text:span text:style-name="T1">link -udp</text:span></text:p>
            <text:p><text:span text:style-name="T1">link -d xbee</text:span></text:p>
          </draw:text-box>
        </draw:frame>
        <draw:line draw:style-name="gr3" draw:text-style-name="P2" draw:layer="layout" svg:x1="4.663cm" svg:y1="11.133cm" svg:x2="1.646cm" svg:y2="11.133cm">
          <text:p/>
        </draw:line>
        <draw:line draw:style-name="gr4" draw:text-style-name="P3" draw:layer="layout" svg:x1="9.509cm" svg:y1="12.684cm" svg:x2="1.581cm" svg:y2="12.657cm">
          <text:p/>
        </draw:line>
        <draw:frame draw:style-name="gr5" draw:text-style-name="P1" draw:layer="layout" svg:width="2.662cm" svg:height="0.508cm" svg:x="2.002cm" svg:y="12.16cm">
          <draw:text-box>
            <text:p><text:span text:style-name="T1">4242 (rx </text:span><text:span text:style-name="T2">p2</text:span><text:span text:style-name="T1">)</text:span></text:p>
            <text:p><text:span text:style-name="T1"/></text:p>
          </draw:text-box>
        </draw:frame>
        <draw:frame draw:style-name="gr5" draw:text-style-name="P1" draw:layer="layout" svg:width="2.662cm" svg:height="0.508cm" svg:x="1.964cm" svg:y="10.652cm">
          <draw:text-box>
            <text:p><text:span text:style-name="T1">4300 (tx </text:span><text:span text:style-name="T2">p7</text:span><text:span text:style-name="T1">)</text:span></text:p>
            <text:p><text:span text:style-name="T1"/></text:p>
          </draw:text-box>
        </draw:frame>
        <draw:line draw:style-name="gr3" draw:text-style-name="P2" draw:layer="layout" svg:x1="16.24cm" svg:y1="12.303cm" svg:x2="13.446cm" svg:y2="12.303cm">
          <text:p/>
        </draw:line>
        <draw:line draw:style-name="gr3" draw:text-style-name="P2" draw:layer="layout" svg:x1="9.382cm" svg:y1="9.89cm" svg:x2="1.647cm" svg:y2="9.863cm">
          <text:p/>
        </draw:line>
        <draw:frame draw:style-name="gr5" draw:text-style-name="P1" draw:layer="layout" svg:width="2.662cm" svg:height="0.508cm" svg:x="2.002cm" svg:y="9.409cm">
          <draw:text-box>
            <text:p><text:span text:style-name="T1">4243 (tx </text:span><text:span text:style-name="T2">p3</text:span><text:span text:style-name="T1">)</text:span></text:p>
            <text:p><text:span text:style-name="T1"/></text:p>
          </draw:text-box>
        </draw:frame>
        <draw:frame draw:style-name="gr1" draw:text-style-name="P1" draw:layer="layout" svg:width="1.27cm" svg:height="0.635cm" svg:x="1.167cm" svg:y="6.861cm">
          <draw:text-box>
            <text:p><text:span text:style-name="T1">WIFI </text:span></text:p>
          </draw:text-box>
        </draw:frame>
        <draw:line draw:style-name="gr7" draw:text-style-name="P3" draw:layer="layout" svg:x1="13.532cm" svg:y1="5.78cm" svg:x2="13.532cm" svg:y2="6.796cm">
          <text:p/>
        </draw:line>
        <draw:frame draw:style-name="gr1" draw:text-style-name="P1" draw:layer="layout" svg:width="3.135cm" svg:height="4.572cm" svg:x="12.089cm" svg:y="1.208cm">
          <draw:text-box>
            <text:p><text:span text:style-name="T1">Autopilot (pprz)</text:span></text:p>
            <text:p><text:span text:style-name="T1"/></text:p>
            <text:p><text:span text:style-name="T1">stabilization indi</text:span></text:p>
            <text:p><text:span text:style-name="T1">guidance indi</text:span></text:p>
            <text:p><text:span text:style-name="T1"/></text:p>
            <text:p><text:span text:style-name="T1">fc-rotor</text:span></text:p>
            <text:p><text:span text:style-name="T1">extra-dl</text:span></text:p>
          </draw:text-box>
        </draw:frame>
        <draw:frame draw:style-name="gr1" draw:text-style-name="P1" draw:layer="layout" svg:width="1.554cm" svg:height="0.635cm" svg:x="12.767cm" svg:y="6.862cm">
          <draw:text-box>
            <text:p><text:span text:style-name="T1">Zigbee </text:span></text:p>
          </draw:text-box>
        </draw:frame>
        <draw:line draw:style-name="gr7" draw:text-style-name="P3" draw:layer="layout" svg:x1="1.832cm" svg:y1="5.78cm" svg:x2="1.832cm" svg:y2="6.796cm">
          <text:p/>
        </draw:line>
        <draw:line draw:style-name="gr7" draw:text-style-name="P3" draw:layer="layout" svg:x1="1.832cm" svg:y1="7.58cm" svg:x2="1.832cm" svg:y2="8.596cm">
          <text:p/>
        </draw:line>
        <draw:line draw:style-name="gr7" draw:text-style-name="P3" draw:layer="layout" svg:x1="13.532cm" svg:y1="7.58cm" svg:x2="13.532cm" svg:y2="8.596cm">
          <text:p/>
        </draw:line>
        <draw:frame draw:style-name="gr1" draw:text-style-name="P1" draw:layer="layout" svg:width="3.064cm" svg:height="4.572cm" svg:x="16.294cm" svg:y="8.62cm">
          <draw:text-box>
            <text:p><text:span text:style-name="T1">Optitrack Motive</text:span></text:p>
            <text:p><text:span text:style-name="T1">(natnet)</text:span></text:p>
          </draw:text-box>
        </draw:frame>
        <draw:frame draw:style-name="gr1" draw:text-style-name="P1" draw:layer="layout" svg:width="1.778cm" svg:height="0.635cm" svg:x="14.235cm" svg:y="12.538cm">
          <draw:text-box>
            <text:p><text:span text:style-name="T1">E</text:span><text:span text:style-name="T1">t</text:span><text:span text:style-name="T1">h</text:span><text:span text:style-name="T1">e</text:span><text:span text:style-name="T1">r</text:span><text:span text:style-name="T1">n</text:span><text:span text:style-name="T1">e</text:span><text:span text:style-name="T1">t </text:span></text:p>
          </draw:text-box>
        </draw:frame>
        <draw:frame draw:style-name="gr5" draw:text-style-name="P1" draw:layer="layout" svg:width="1.697cm" svg:height="1.016cm" svg:x="14.162cm" svg:y="11.541cm">
          <draw:text-box>
            <text:p><text:span text:style-name="T1"><text:s/></text:span><text:span text:style-name="T1">Dataport</text:span><text:span text:style-name="T1"><text:line-break/></text:span><text:span text:style-name="T1"> <text:s text:c="3"/>1511</text:span></text:p>
            <text:p><text:span text:style-name="T1"/></text:p>
          </draw:text-box>
        </draw:frame>
        <draw:line draw:style-name="gr8" draw:text-style-name="P2" draw:layer="layout" svg:x1="9.509cm" svg:y1="11.541cm" svg:x2="7.577cm" svg:y2="11.549cm">
          <text:p/>
        </draw:line>
        <draw:frame draw:style-name="gr5" draw:text-style-name="P1" draw:layer="layout" svg:width="1.697cm" svg:height="1.016cm" svg:x="7.585cm" svg:y="10.733cm">
          <draw:text-box>
            <text:p><text:span text:style-name="T1"><text:s/></text:span><text:span text:style-name="T1">Datapo</text:span><text:span text:style-name="T1">rt</text:span><text:span text:style-name="T1"><text:line-break/></text:span><text:span text:style-name="T1"> <text:s text:c="3"/>1511</text:span></text:p>
            <text:p><text:span text:style-name="T1"/></text:p>
          </draw:text-box>
        </draw:frame>
        <draw:line draw:style-name="gr6" draw:text-style-name="P2" draw:layer="layout" svg:x1="13.573cm" svg:y1="11.541cm" svg:x2="16.24cm" svg:y2="11.541cm">
          <text:p/>
        </draw:line>
        <draw:frame draw:style-name="gr2" draw:text-style-name="P6" draw:layer="layout" svg:width="5.207cm" svg:height="1.27cm" svg:x="2.994cm" svg:y="22.198cm">
          <draw:text-box>
            <text:p><text:span text:style-name="T3">&lt;message name="SETTING" id="4" link="forwarded"&gt;</text:span></text:p>
            <text:p><text:span text:style-name="T3"><text:s text:c="2"/></text:span><text:span text:style-name="T3">&lt;field name="index" type="uint8"/&gt;</text:span></text:p>
            <text:p><text:span text:style-name="T3"><text:s text:c="2"/></text:span><text:span text:style-name="T3">&lt;field name="ac_id" type="uint8"/&gt;</text:span></text:p>
            <text:p><text:span text:style-name="T3"><text:s text:c="2"/></text:span><text:span text:style-name="T3">&lt;field name="value" type="float"/&gt;</text:span></text:p>
            <text:p><text:span text:style-name="T3"><text:s/></text:span><text:span text:style-name="T3">&lt;/message&gt;</text:span></text:p>
          </draw:text-box>
        </draw:frame>
        <draw:frame draw:style-name="gr2" draw:text-style-name="P6" draw:layer="layout" svg:width="6.654cm" svg:height="2.921cm" svg:x="1.689cm" svg:y="13.781cm">
          <draw:text-box>
            <text:p><text:span text:style-name="T3">&lt;message </text:span><text:span text:style-name="T3">name="REMOTE_GPS</text:span><text:span text:style-name="T3">_LOCAL" id="56" </text:span><text:span text:style-name="T3">link="forwarded"&gt;</text:span></text:p>
            <text:p><text:span text:style-name="T3"><text:s text:c="6"/></text:span><text:span text:style-name="T3">&lt;field name="ac_id" <text:s/></text:span><text:span text:style-name="T3"><text:s text:c="3"/>type="uint8"/&gt;</text:span></text:p>
            <text:p><text:span text:style-name="T3"><text:s text:c="6"/></text:span><text:span text:style-name="T3">&lt;field name="pad" <text:s text:c="5"/></text:span><text:span text:style-name="T3"><text:s/>type="uint8"/&gt;</text:span></text:p>
            <text:p><text:span text:style-name="T3"><text:s text:c="6"/></text:span><text:span text:style-name="T3">&lt;field </text:span><text:span text:style-name="T3">name="enu_x" <text:s text:c="3"/></text:span><text:span text:style-name="T3">type="float" unit="m"/&gt;</text:span></text:p>
            <text:p><text:span text:style-name="T3"><text:s text:c="6"/></text:span><text:span text:style-name="T3">&lt;field </text:span><text:span text:style-name="T3">name="enu_y" <text:s text:c="3"/></text:span><text:span text:style-name="T3">type="float" unit="m"/&gt;</text:span></text:p>
            <text:p><text:span text:style-name="T3"><text:s text:c="6"/></text:span><text:span text:style-name="T3">&lt;field </text:span><text:span text:style-name="T3">name="enu_z" <text:s text:c="3"/></text:span><text:span text:style-name="T3">type="float" unit="m"/&gt;</text:span></text:p>
            <text:p><text:span text:style-name="T3"><text:s text:c="6"/></text:span><text:span text:style-name="T3">&lt;field </text:span><text:span text:style-name="T3">name="enu_xd" <text:s/></text:span><text:span text:style-name="T3">type="float" </text:span><text:span text:style-name="T3">unit="m/s"/&gt;</text:span></text:p>
            <text:p><text:span text:style-name="T3"><text:s text:c="6"/></text:span><text:span text:style-name="T3">&lt;field </text:span><text:span text:style-name="T3">name="enu_yd" <text:s/></text:span><text:span text:style-name="T3">type="float" </text:span><text:span text:style-name="T3">unit="m/s"/&gt;</text:span></text:p>
            <text:p><text:span text:style-name="T3"><text:s text:c="6"/></text:span><text:span text:style-name="T3">&lt;field </text:span><text:span text:style-name="T3">name="enu_zd" <text:s/></text:span><text:span text:style-name="T3">type="float" </text:span><text:span text:style-name="T3">unit="m/s"/&gt;</text:span></text:p>
            <text:p><text:span text:style-name="T3"><text:s text:c="6"/></text:span><text:span text:style-name="T3">&lt;field name="tow" <text:s text:c="6"/></text:span><text:span text:style-name="T3"><text:s/>type="uint32"/&gt;</text:span></text:p>
            <text:p><text:span text:style-name="T3"><text:s text:c="6"/></text:span><text:span text:style-name="T3">&lt;field </text:span><text:span text:style-name="T3">name="course" <text:s text:c="2"/></text:span><text:span text:style-name="T3">type="float" </text:span><text:span text:style-name="T3">unit="deg"/&gt;</text:span></text:p>
            <text:p><text:span text:style-name="T3"><text:s/></text:span><text:span text:style-name="T3">&lt;/message&gt;</text:span></text:p>
          </draw:text-box>
        </draw:frame>
        <draw:frame draw:style-name="gr2" draw:text-style-name="P7" xml:id="id1" draw:id="id1" draw:layer="layout" svg:width="4.953cm" svg:height="2.286cm" svg:x="3.363cm" svg:y="16.82cm">
          <draw:text-box>
            <text:p><text:span text:style-name="T4">&lt;message name="GROUND2MAVS" id="1" &gt;</text:span></text:p>
            <text:p><text:span text:style-name="T4"><text:s text:c="6"/></text:span><text:span text:style-name="T4">&lt;field name="ac_id" <text:s text:c="2"/>type="uint8"/&gt;</text:span></text:p>
            <text:p><text:span text:style-name="T4"><text:s text:c="6"/></text:span><text:span text:style-name="T4">&lt;field name="pos_x" <text:s text:c="2"/>type="float" unit="m"/&gt;</text:span></text:p>
            <text:p><text:span text:style-name="T4"><text:s text:c="6"/></text:span><text:span text:style-name="T4">&lt;field name="pos_y" <text:s text:c="2"/>type="float" unit="m"/&gt;</text:span></text:p>
            <text:p><text:span text:style-name="T4"><text:s text:c="6"/></text:span><text:span text:style-name="T4">&lt;field name="pos_z" <text:s text:c="2"/>type="float" unit="m"/&gt;</text:span></text:p>
            <text:p><text:span text:style-name="T4"><text:s text:c="6"/></text:span><text:span text:style-name="T4">&lt;field name="vel_xd" <text:s/>type="float" unit="m/s"/&gt;</text:span></text:p>
            <text:p><text:span text:style-name="T4"><text:s text:c="6"/></text:span><text:span text:style-name="T4">&lt;field name="vel_yd" <text:s/>type="float" unit="m/s"/&gt;</text:span></text:p>
            <text:p><text:span text:style-name="T4"><text:s text:c="6"/></text:span><text:span text:style-name="T4">&lt;field name="vel_zd" <text:s/>type="float" unit="m/s"/&gt;</text:span></text:p>
            <text:p><text:span text:style-name="T4"><text:s/></text:span><text:span text:style-name="T4">&lt;/message&gt;</text:span></text:p>
          </draw:text-box>
        </draw:frame>
        <draw:frame draw:style-name="gr2" draw:text-style-name="P6" draw:layer="layout" svg:width="8.001cm" svg:height="3.81cm" svg:x="11.795cm" svg:y="22.717cm">
          <draw:text-box>
            <text:p><text:span text:style-name="T3">&lt;message name="ROTORCRAFT_FP" id="147"&gt;</text:span></text:p>
            <text:p><text:span text:style-name="T3"><text:s text:c="6"/></text:span><text:span text:style-name="T3">&lt;field name="east" <text:s text:c="13"/>type="int32" alt_unit="m" alt_unit_coef="0.0039063"/&gt;</text:span></text:p>
            <text:p><text:span text:style-name="T3"><text:s text:c="6"/></text:span><text:span text:style-name="T3">&lt;field name="north" <text:s text:c="12"/>type="int32" alt_unit="m" alt_unit_coef="0.0039063"/&gt;</text:span></text:p>
            <text:p><text:span text:style-name="T3"><text:s text:c="6"/></text:span><text:span text:style-name="T3">&lt;field name="up" <text:s text:c="16"/>type="int32" alt_unit="m" alt_unit_coef="0.0039063"/&gt;</text:span></text:p>
            <text:p><text:span text:style-name="T3"><text:s text:c="6"/></text:span><text:span text:style-name="T3">&lt;field name="veast" <text:s text:c="11"/>type="int32" alt_unit="m/s" alt_unit_coef="0.0000019"/&gt;</text:span></text:p>
            <text:p><text:span text:style-name="T3"><text:s text:c="6"/></text:span><text:span text:style-name="T3">&lt;field name="vnorth" <text:s text:c="10"/>type="int32" alt_unit="m/s" alt_unit_coef="0.0000019"/&gt;</text:span></text:p>
            <text:p><text:span text:style-name="T3"><text:s text:c="6"/></text:span><text:span text:style-name="T3">&lt;field name="vup" <text:s text:c="14"/>type="int32" alt_unit="m/s" alt_unit_coef="0.0000019"/&gt;</text:span></text:p>
            <text:p><text:span text:style-name="T3"><text:s text:c="6"/></text:span><text:span text:style-name="T3">&lt;field name="phi" <text:s text:c="15"/>type="int32" alt_unit="deg" alt_unit_coef="0.0139882"/&gt;</text:span></text:p>
            <text:p><text:span text:style-name="T3"><text:s text:c="6"/></text:span><text:span text:style-name="T3">&lt;field name="theta" <text:s text:c="12"/>type="int32" alt_unit="deg" alt_unit_coef="0.0139882"/&gt;</text:span></text:p>
            <text:p><text:span text:style-name="T3"><text:s text:c="6"/></text:span><text:span text:style-name="T3">&lt;field name="psi" <text:s text:c="15"/>type="int32" alt_unit="deg" alt_unit_coef="0.0139882"/&gt;</text:span></text:p>
            <text:p><text:span text:style-name="T3"><text:s text:c="6"/></text:span><text:span text:style-name="T3">&lt;field name="carrot_east" <text:s text:c="2"/>type="int32" alt_unit="m" alt_unit_coef="0.0039063"/&gt;</text:span></text:p>
            <text:p><text:span text:style-name="T3"><text:s text:c="6"/></text:span><text:span text:style-name="T3">&lt;field name="carrot_north" <text:s/>type="int32" alt_unit="m" alt_unit_coef="0.0039063"/&gt;</text:span></text:p>
            <text:p><text:span text:style-name="T3"><text:s text:c="6"/></text:span><text:span text:style-name="T3">&lt;field name="carrot_up" <text:s text:c="5"/>type="int32" alt_unit="m" alt_unit_coef="0.0039063"/&gt;</text:span></text:p>
            <text:p><text:span text:style-name="T3"><text:s text:c="6"/></text:span><text:span text:style-name="T3">&lt;field name="carrot_psi" <text:s text:c="4"/>type="int32" alt_unit="deg" alt_unit_coef="0.0139882"/&gt;</text:span></text:p>
            <text:p><text:span text:style-name="T3"><text:s text:c="6"/></text:span><text:span text:style-name="T3">&lt;field name="thrust" <text:s text:c="11"/>type="int32"/&gt;</text:span></text:p>
            <text:p><text:span text:style-name="T3"><text:s text:c="6"/></text:span><text:span text:style-name="T3">&lt;field name="flight_time" <text:s text:c="3"/>type="uint16" unit="s"/&gt;</text:span></text:p>
            <text:p><text:span text:style-name="T3"><text:s/></text:span><text:span text:style-name="T3">&lt;/message&gt;</text:span></text:p>
          </draw:text-box>
        </draw:frame>
        <draw:frame draw:style-name="gr2" draw:text-style-name="P6" draw:layer="layout" svg:width="6.223cm" svg:height="2.286cm" svg:x="11.795cm" svg:y="20.279cm">
          <draw:text-box>
            <text:p><text:span text:style-name="T3">&lt;message name="ROTORCRAFT_NAV_STATUS" id="159"&gt;</text:span></text:p>
            <text:p><text:span text:style-name="T3"><text:s text:c="6"/></text:span><text:span text:style-name="T3">&lt;field name="block_time" type="uint16" unit="s"/&gt;</text:span></text:p>
            <text:p><text:span text:style-name="T3"><text:s text:c="6"/></text:span><text:span text:style-name="T3">&lt;field name="stage_time" type="uint16" unit="s"/&gt;</text:span></text:p>
            <text:p><text:span text:style-name="T3"><text:s text:c="6"/></text:span><text:span text:style-name="T3">&lt;field name="dist_home" type="float" format="%.1f" unit="m"/&gt;</text:span></text:p>
            <text:p><text:span text:style-name="T3"><text:s text:c="6"/></text:span><text:span text:style-name="T3">&lt;field name="dist_wp" type="float" format="%.1f" unit="m"/&gt;</text:span></text:p>
            <text:p><text:span text:style-name="T3"><text:s text:c="6"/></text:span><text:span text:style-name="T3">&lt;field name="cur_block" type="uint8"/&gt;</text:span></text:p>
            <text:p><text:span text:style-name="T3"><text:s text:c="6"/></text:span><text:span text:style-name="T3">&lt;field name="cur_stage" type="uint8"/&gt;</text:span></text:p>
            <text:p><text:span text:style-name="T3"><text:s text:c="6"/></text:span><text:span text:style-name="T3">&lt;field name="horizontal_mode" type="uint8"/&gt;</text:span></text:p>
            <text:p><text:span text:style-name="T3"><text:s/></text:span><text:span text:style-name="T3">&lt;/message&gt;</text:span></text:p>
          </draw:text-box>
        </draw:frame>
        <draw:frame draw:style-name="gr2" draw:text-style-name="P6" draw:layer="layout" svg:width="4.408cm" svg:height="1.119cm" svg:x="11.795cm" svg:y="19.058cm">
          <draw:text-box>
            <text:p><text:span text:style-name="T3"><text:s text:c="4"/></text:span><text:span text:style-name="T3">&lt;message name="DL_VALUE" id="31"&gt;</text:span></text:p>
            <text:p><text:span text:style-name="T3"><text:s text:c="6"/></text:span><text:span text:style-name="T3">&lt;field name="index" type="uint8"/&gt;</text:span></text:p>
            <text:p><text:span text:style-name="T3"><text:s text:c="6"/></text:span><text:span text:style-name="T3">&lt;field name="value" type="float"/&gt;</text:span></text:p>
            <text:p><text:span text:style-name="T3"><text:s text:c="4"/></text:span><text:span text:style-name="T3">&lt;/message&gt;</text:span></text:p>
          </draw:text-box>
        </draw:frame>
        <draw:frame draw:style-name="gr2" draw:text-style-name="P8" draw:layer="layout" svg:width="6.35cm" svg:height="1.905cm" svg:x="2.981cm" svg:y="23.563cm">
          <draw:text-box>
            <text:p><text:span text:style-name="T5">&lt;message name="DESIRED_SETPOINT" id="15" link="forwarded"&gt;</text:span></text:p>
            <text:p><text:span text:style-name="T5"><text:s text:c="6"/></text:span><text:span text:style-name="T5">&lt;field name="ac_id" type="uint8"&gt;</text:span></text:p>
            <text:p><text:span text:style-name="T5"><text:s text:c="6"/></text:span><text:span text:style-name="T5">&lt;field name="flag" <text:s/>type="uint8"&gt;</text:span></text:p>
            <text:p><text:span text:style-name="T5"><text:s text:c="6"/></text:span><text:span text:style-name="T5">&lt;field name="ux" <text:s text:c="3"/>type="float"&gt;</text:span></text:p>
            <text:p><text:span text:style-name="T5"><text:s text:c="6"/></text:span><text:span text:style-name="T5">&lt;field name="uy" <text:s text:c="3"/>type="float"&gt;</text:span></text:p>
            <text:p><text:span text:style-name="T5"><text:s text:c="6"/></text:span><text:span text:style-name="T5">&lt;field name="uz" <text:s text:c="3"/>type="float"&gt;</text:span></text:p>
            <text:p><text:span text:style-name="T5">&lt;/message&gt;</text:span></text:p>
          </draw:text-box>
        </draw:frame>
        <draw:frame draw:style-name="gr1" draw:text-style-name="P1" draw:layer="layout" svg:width="7.893cm" svg:height="8.423cm" svg:x="2.786cm" svg:y="20.177cm">
          <draw:text-box>
            <text:p text:style-name="P9"><text:span text:style-name="T6">x-guide.py</text:span></text:p>
          </draw:text-box>
        </draw:frame>
        <draw:frame draw:style-name="gr5" draw:text-style-name="P1" draw:layer="layout" svg:width="1.524cm" svg:height="0.762cm" svg:x="9.128cm" svg:y="4.81cm">
          <draw:text-box>
            <text:p><text:span text:style-name="T1">socat </text:span><text:span text:style-name="T1">tee</text:span></text:p>
            <text:p><text:span text:style-name="T1"/></text:p>
          </draw:text-box>
        </draw:frame>
        <draw:line draw:style-name="gr9" draw:text-style-name="P2" draw:layer="layout" svg:x1="8.354cm" svg:y1="15.07cm" svg:x2="9.675cm" svg:y2="15.07cm">
          <text:p/>
        </draw:line>
        <draw:connector draw:style-name="gr10" draw:text-style-name="P2" draw:layer="layout" svg:x1="10.81cm" svg:y1="16.615cm" svg:x2="9.62cm" svg:y2="20.013cm" svg:d="M10810 16615v1699h-1190v1699" svg:viewBox="0 0 1191 3399">
          <text:p/>
        </draw:connector>
        <draw:connector draw:style-name="gr11" draw:text-style-name="P2" draw:layer="layout" draw:line-skew="-0.408cm" svg:x1="10.36cm" svg:y1="16.616cm" svg:x2="9.176cm" svg:y2="19.981cm" svg:d="M10360 16616v1275h-1184v2090" svg:viewBox="0 0 1185 3366">
          <text:p/>
        </draw:connector>
        <draw:line draw:style-name="gr9" draw:text-style-name="P2" draw:layer="layout" svg:x1="13.874cm" svg:y1="15.07cm" svg:x2="14.89cm" svg:y2="15.07cm">
          <text:p/>
        </draw:line>
        <draw:line draw:style-name="gr12" draw:text-style-name="P2" draw:layer="layout" svg:x1="10.354cm" svg:y1="15.07cm" svg:x2="10.354cm" svg:y2="15.426cm">
          <text:p/>
        </draw:line>
        <draw:connector draw:style-name="gr13" draw:text-style-name="P2" draw:layer="layout" draw:line-skew="-0.617cm" svg:x1="8.316cm" svg:y1="17.963cm" svg:x2="9.657cm" svg:y2="15.452cm" draw:start-shape="id1" draw:start-glue-point="1" svg:d="M8316 17963h304v-2511h1037" svg:viewBox="0 0 1342 2512">
          <text:p/>
        </draw:connector>
        <draw:line draw:style-name="gr14" draw:text-style-name="P2" draw:layer="layout" svg:x1="9.854cm" svg:y1="15.448cm" svg:x2="10.362cm" svg:y2="15.448cm">
          <text:p/>
        </draw:line>
        <draw:line draw:style-name="gr14" draw:text-style-name="P2" draw:layer="layout" svg:x1="10.81cm" svg:y1="15.11cm" svg:x2="10.81cm" svg:y2="16.583cm">
          <text:p/>
        </draw:line>
        <draw:line draw:style-name="gr14" draw:text-style-name="P2" draw:layer="layout" svg:x1="10.355cm" svg:y1="15.47cm" svg:x2="10.355cm" svg:y2="16.588cm">
          <text:p/>
        </draw:line>
        <draw:frame draw:style-name="gr2" draw:text-style-name="P6" draw:layer="layout" svg:width="6.654cm" svg:height="2.921cm" svg:x="2.989cm" svg:y="25.582cm">
          <draw:text-box>
            <text:p><text:span text:style-name="T3">&lt;message name="REMOTE_GPS_LOCAL" id="56" link="forwarded"&gt;</text:span></text:p>
            <text:p><text:span text:style-name="T3"><text:s text:c="6"/></text:span><text:span text:style-name="T3">&lt;field name="ac_id" <text:s text:c="4"/>type="uint8"/&gt;</text:span></text:p>
            <text:p><text:span text:style-name="T3"><text:s text:c="6"/></text:span><text:span text:style-name="T3">&lt;field name="pad" <text:s text:c="6"/>type="uint8"/&gt;</text:span></text:p>
            <text:p><text:span text:style-name="T3"><text:s text:c="6"/></text:span><text:span text:style-name="T3">&lt;field name="enu_x" <text:s text:c="3"/>type="float" unit="m"/&gt;</text:span></text:p>
            <text:p><text:span text:style-name="T3"><text:s text:c="6"/></text:span><text:span text:style-name="T3">&lt;field name="enu_y" <text:s text:c="3"/>type="float" unit="m"/&gt;</text:span></text:p>
            <text:p><text:span text:style-name="T3"><text:s text:c="6"/></text:span><text:span text:style-name="T3">&lt;field name="enu_z" <text:s text:c="3"/>type="float" unit="m"/&gt;</text:span></text:p>
            <text:p><text:span text:style-name="T3"><text:s text:c="6"/></text:span><text:span text:style-name="T3">&lt;field name="enu_xd" <text:s/>type="float" unit="m/s"/&gt;</text:span></text:p>
            <text:p><text:span text:style-name="T3"><text:s text:c="6"/></text:span><text:span text:style-name="T3">&lt;field name="enu_yd" <text:s/>type="float" unit="m/s"/&gt;</text:span></text:p>
            <text:p><text:span text:style-name="T3"><text:s text:c="6"/></text:span><text:span text:style-name="T3">&lt;field name="enu_zd" <text:s/>type="float" unit="m/s"/&gt;</text:span></text:p>
            <text:p><text:span text:style-name="T3"><text:s text:c="6"/></text:span><text:span text:style-name="T3">&lt;field name="tow" <text:s text:c="7"/>type="uint32"/&gt;</text:span></text:p>
            <text:p><text:span text:style-name="T3"><text:s text:c="6"/></text:span><text:span text:style-name="T3">&lt;field name="course" <text:s text:c="2"/>type="float" unit="deg"/&gt;</text:span></text:p>
            <text:p><text:span text:style-name="T3"><text:s/></text:span><text:span text:style-name="T3">&lt;/message&gt;</text:span></text:p>
          </draw:text-box>
        </draw:frame>
        <draw:frame draw:style-name="gr2" draw:text-style-name="P6" draw:layer="layout" svg:width="5.733cm" svg:height="1.102cm" svg:x="2.995cm" svg:y="20.966cm">
          <draw:text-box>
            <text:p><text:span text:style-name="T3">&lt;message name="GET_SETTING" id="16" link="forwarded"&gt;</text:span></text:p>
            <text:p><text:span text:style-name="T3"><text:s text:c="6"/></text:span><text:span text:style-name="T3">&lt;field name="index" type="uint8"/&gt;</text:span></text:p>
            <text:p><text:span text:style-name="T3"><text:s text:c="6"/></text:span><text:span text:style-name="T3">&lt;field name="ac_id" type="uint8"/&gt;</text:span></text:p>
            <text:p><text:span text:style-name="T3"><text:s/></text:span><text:span text:style-name="T3">&lt;/message&gt;</text:span></text:p>
          </draw:text-box>
        </draw:frame>
        <draw:line draw:style-name="gr13" draw:text-style-name="P2" draw:layer="layout" svg:x1="9.904cm" svg:y1="24.52cm" svg:x2="9.904cm" svg:y2="20.177cm">
          <text:p/>
        </draw:line>
        <draw:line draw:style-name="gr13" draw:text-style-name="P2" draw:layer="layout" svg:x1="9.355cm" svg:y1="24.544cm" svg:x2="9.863cm" svg:y2="24.544cm">
          <text:p/>
        </draw:line>
        <draw:line draw:style-name="gr13" draw:text-style-name="P2" draw:layer="layout" svg:x1="8.266cm" svg:y1="22.844cm" svg:x2="9.863cm" svg:y2="22.844cm">
          <text:p/>
        </draw:line>
        <draw:line draw:style-name="gr13" draw:text-style-name="P2" draw:layer="layout" svg:x1="9.655cm" svg:y1="27.044cm" svg:x2="10.163cm" svg:y2="27.044cm">
          <text:p/>
        </draw:line>
        <draw:line draw:style-name="gr13" draw:text-style-name="P2" draw:layer="layout" svg:x1="10.169cm" svg:y1="27.034cm" svg:x2="10.171cm" svg:y2="20.177cm">
          <text:p/>
        </draw:line>
        <draw:line draw:style-name="gr13" draw:text-style-name="P2" draw:layer="layout" svg:x1="8.735cm" svg:y1="21.574cm" svg:x2="9.624cm" svg:y2="21.574cm">
          <text:p/>
        </draw:line>
        <draw:line draw:style-name="gr13" draw:text-style-name="P2" draw:layer="layout" svg:x1="9.627cm" svg:y1="21.574cm" svg:x2="9.627cm" svg:y2="20.177cm">
          <text:p/>
        </draw:line>
        <draw:frame draw:style-name="gr15" draw:text-style-name="P1" draw:layer="layout" svg:width="2.915cm" svg:height="0.879cm" svg:x="10.906cm" svg:y="15.705cm">
          <draw:text-box>
            <text:p text:style-name="P9"><text:span text:style-name="T6">proxy-air.py</text:span></text:p>
          </draw:text-box>
        </draw:frame>
        <draw:custom-shape draw:style-name="gr16" draw:text-style-name="P10" draw:layer="layout" svg:width="4.218cm" svg:height="2.159cm" svg:x="9.636cm" svg:y="14.462cm">
          <text:p/>
          <draw:enhanced-geometry svg:viewBox="0 0 21600 21600" draw:type="rectangle" draw:enhanced-path="M 0 0 L 21600 0 21600 21600 0 21600 0 0 Z N"/>
        </draw:custom-shape>
        <draw:line draw:style-name="gr17" draw:text-style-name="P2" draw:layer="layout" svg:x1="9.654cm" svg:y1="15.046cm" svg:x2="13.827cm" svg:y2="15.073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ot" draw:style="rect" draw:dots1="1" draw:dots1-length="100%" draw:distance="100%"/>
    <draw:stroke-dash draw:name="Double_20_Dash" draw:display-name="Double Dash" draw:style="rect" draw:dots1="1" draw:dots1-length="1100%" draw:dots2="1" draw:dots2-length="1100%" draw:distance="5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07T14:48:40.515197959</meta:creation-date>
    <dc:date>2021-10-10T12:43:18.644914815</dc:date>
    <meta:editing-duration>PT2H9M56S</meta:editing-duration>
    <meta:editing-cycles>18</meta:editing-cycles>
    <meta:generator>LibreOffice/6.4.7.2$Linux_X86_64 LibreOffice_project/40$Build-2</meta:generator>
    <meta:document-statistic meta:object-count="73"/>
  </office:meta>
</office:document-meta>
</file>